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senstation af master for Mads Kierulff</text:p>
      <text:list xml:id="list315820958" text:style-name="L1">
        <text:list-item>
          <text:p text:style-name="P1">-har engelsk preentation men snakker dasnk</text:p>
        </text:list-item>
        <text:list-item>
          <text:p text:style-name="P1">Husk vand ½ l.</text:p>
        </text:list-item>
        <text:list-item>
          <text:p text:style-name="P1">For meget tekst</text:p>
        </text:list-item>
        <text:list-item>
          <text:p text:style-name="P1">IKKE nævne problemer...</text:p>
        </text:list-item>
        <text:list-item>
          <text:p text:style-name="P1">Hvad tøj skal vi have på</text:p>
        </text:list-item>
        <text:list-item>
          <text:p text:style-name="P1">Gennemgang af figurer skal sidde i skabet.</text:p>
        </text:list-item>
        <text:list-item>
          <text:p text:style-name="P1">Hvornår bliver karakterenen givet</text:p>
        </text:list-item>
      </text:list>
      <text:p text:style-name="Standard"/>
      <text:p text:style-name="Standard">Hvornår mødes vi mødes med Brian om morgenen.</text:p>
      <text:p text:style-name="Standard"/>
      <text:list xml:id="list386148752" text:style-name="L2">
        <text:list-item>
          <text:p text:style-name="P2">Motiv 1-2 min</text:p>
        </text:list-item>
        <text:list-item>
          <text:p text:style-name="P2">teknologi (CUDA) teori 13 min</text:p>
        </text:list-item>
        <text:list-item>
          <text:p text:style-name="P2">numpy 8 min</text:p>
        </text:list-item>
        <text:list-item>
          <text:p text:style-name="P2">implementation10 min</text:p>
        </text:list-item>
        <text:list-item>
          <text:p text:style-name="P2">resultat 5 min</text:p>
        </text:list-item>
        <text:list-item>
          <text:p text:style-name="P2">konklusion 50 52</text:p>
        </text:list-item>
        <text:list-item>
          <text:p text:style-name="P2">forbedring 5min</text:p>
          <text:p text:style-name="P2">i alt 53 min + spørgsmål i alt </text:p>
        </text:list-item>
      </text:list>
      <text:p text:style-name="Standard"/>
      <text:p text:style-name="Standard"/>
      <text:p text:style-name="Standard">Spørgsmål:</text:p>
      <text:p text:style-name="Standard">et teknisk spørgsmål om registre.</text:p>
      <text:p text:style-name="Standard">Brug tekniske termer</text:p>
      <text:p text:style-name="Standard">har <text:s/>mads snakket med dig om nogle disse ting.</text:p>
      <text:p text:style-name="Standard">SW <text:s/>Design</text:p>
      <text:p text:style-name="Standard">log til søgetid.</text:p>
      <text:p text:style-name="Standard">Future work.</text:p>
      <text:p text:style-name="Standard">Har vi brugt bevis for noget <text:s/>i konklusion.!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Bognolo</meta:initial-creator>
    <meta:creation-date>2010-06-29T10:04:49</meta:creation-date>
    <dc:date>2010-06-29T16:00:52</dc:date>
    <dc:creator>Simon Bognolo</dc:creator>
    <meta:editing-duration>PT01H14M54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1" meta:paragraph-count="25" meta:word-count="123" meta:character-count="647"/>
  </office:meta>
</office:document-meta>
</file>